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f540" officeooo:paragraph-rsid="0012f5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uestra vida siempre expresa el resultado de nuestros pensamientos dominant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7T16:36:31.365000000</meta:creation-date>
    <dc:date>2024-11-27T16:40:20.968000000</dc:date>
    <meta:editing-duration>PT3M52S</meta:editing-duration>
    <meta:editing-cycles>1</meta:editing-cycles>
    <meta:document-statistic meta:table-count="0" meta:image-count="0" meta:object-count="0" meta:page-count="1" meta:paragraph-count="1" meta:word-count="10" meta:character-count="77" meta:non-whitespace-character-count="68"/>
    <meta:generator>LibreOffice/7.2.4.1$Windows_X86_64 LibreOffice_project/27d75539669ac387bb498e35313b970b7fe9c4f9</meta:generator>
  </office:meta>
</office:document-meta>
</file>